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nd current directory: pwd</text:p>
      <text:p text:style-name="Standard">Find directory contents: ls</text:p>
      <text:p text:style-name="Standard">Change directory: cd &lt;directory name&gt;</text:p>
      <text:p text:style-name="Standard">Make directory: mkdir &lt;directory name&gt;</text:p>
      <text:p text:style-name="Standard">Remove directory: rmdir &lt;directory name&gt;</text:p>
      <text:p text:style-name="Standard"/>
      <text:p text:style-name="Standard">Create a blank file: touch &lt;filename&gt;</text:p>
      <text:p text:style-name="Standard">Move a file or directory: mv &lt;source&gt; &lt;target&gt; (Directories have a / prefix)</text:p>
      <text:p text:style-name="Standard">Rename a file or directory: mv &lt;oldname&gt; &lt;newname&gt;</text:p>
      <text:p text:style-name="Standard">Copy a file: cp &lt;source&gt; &lt;target&gt;</text:p>
      <text:p text:style-name="Standard"/>
      <text:p text:style-name="Standard">Find manual entry for a command: man &lt;command&gt;</text:p>
      <text:p text:style-name="Standard">Edit a file in command line: vi &lt;path to file&gt;</text:p>
      <text:p text:style-name="Standard">Create a tar archive: tar -cvf filename.tar &lt;directory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13:19:03</meta:creation-date>
    <dc:date>2013-08-27T13:47:40</dc:date>
    <meta:editing-duration>PT13M26S</meta:editing-duration>
    <meta:editing-cycles>1</meta:editing-cycles>
    <meta:document-statistic meta:table-count="0" meta:image-count="0" meta:object-count="0" meta:page-count="1" meta:paragraph-count="12" meta:word-count="82" meta:character-count="512" meta:non-whitespace-character-count="442"/>
    <meta:generator>LibreOffice/3.5$Linux_X86_64 LibreOffice_project/350m1$Build-2</meta:generator>
  </office:meta>
</office:document-meta>
</file>